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5bb0175"/>
    </style:style>
    <style:style style:name="P4" style:family="paragraph" style:parent-style-name="Heading_20_2">
      <style:text-properties officeooo:rsid="05735d0c" officeooo:paragraph-rsid="05a28d3e"/>
    </style:style>
    <style:style style:name="P5" style:family="paragraph" style:parent-style-name="Heading_20_2">
      <style:text-properties officeooo:rsid="05735d0c" officeooo:paragraph-rsid="05d45dba"/>
    </style:style>
    <style:style style:name="P6" style:family="paragraph" style:parent-style-name="Heading_20_2">
      <style:text-properties officeooo:rsid="05735d0c" officeooo:paragraph-rsid="05f43161"/>
    </style:style>
    <style:style style:name="P7" style:family="paragraph" style:parent-style-name="Heading_20_2">
      <style:text-properties officeooo:rsid="05735d0c" officeooo:paragraph-rsid="05f8bd4a"/>
    </style:style>
    <style:style style:name="P8" style:family="paragraph" style:parent-style-name="Text_20_body">
      <style:text-properties officeooo:rsid="05d45d1b" officeooo:paragraph-rsid="05d45d1b"/>
    </style:style>
    <style:style style:name="P9" style:family="paragraph" style:parent-style-name="Text_20_body">
      <style:text-properties officeooo:rsid="05d7049a" officeooo:paragraph-rsid="05d7049a"/>
    </style:style>
    <style:style style:name="P10" style:family="paragraph" style:parent-style-name="Text_20_body">
      <style:text-properties officeooo:rsid="05d80ef2" officeooo:paragraph-rsid="05d80ef2"/>
    </style:style>
    <style:style style:name="P11" style:family="paragraph" style:parent-style-name="Text_20_body">
      <style:text-properties officeooo:rsid="05be395e" officeooo:paragraph-rsid="05ddbf9e"/>
    </style:style>
    <style:style style:name="P12" style:family="paragraph" style:parent-style-name="Text_20_body">
      <style:paragraph-properties fo:line-height="100%"/>
      <style:text-properties officeooo:rsid="04af6545" officeooo:paragraph-rsid="05da9cad"/>
    </style:style>
    <style:style style:name="P13" style:family="paragraph" style:parent-style-name="Text_20_body">
      <style:text-properties officeooo:rsid="05db0cb0" officeooo:paragraph-rsid="05db0cb0"/>
    </style:style>
    <style:style style:name="P14" style:family="paragraph" style:parent-style-name="Text_20_body">
      <style:text-properties officeooo:rsid="05f43161" officeooo:paragraph-rsid="05f43161"/>
    </style:style>
    <style:style style:name="P15" style:family="paragraph" style:parent-style-name="Text_20_body">
      <style:text-properties officeooo:rsid="05f8bd4a" officeooo:paragraph-rsid="05f8bd4a"/>
    </style:style>
    <style:style style:name="P16" style:family="paragraph" style:parent-style-name="Text_20_body">
      <style:paragraph-properties fo:text-align="end" style:justify-single-word="false" style:writing-mode="rl-tb"/>
      <style:text-properties officeooo:rsid="05be395e" officeooo:paragraph-rsid="05ddbf9e"/>
    </style:style>
    <style:style style:name="P17" style:family="paragraph" style:parent-style-name="Text_20_body">
      <style:paragraph-properties fo:text-align="end" style:justify-single-word="false" style:writing-mode="rl-tb"/>
      <style:text-properties officeooo:rsid="0596ca4a" officeooo:paragraph-rsid="05edf9e3"/>
    </style:style>
    <style:style style:name="P18" style:family="paragraph" style:parent-style-name="Text_20_body">
      <style:paragraph-properties fo:text-align="end" style:justify-single-word="false" style:writing-mode="rl-tb"/>
      <style:text-properties officeooo:rsid="05e459a1" officeooo:paragraph-rsid="05edf9e3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5f50682" officeooo:paragraph-rsid="05f50682"/>
    </style:style>
    <style:style style:name="P20" style:family="paragraph" style:parent-style-name="Table_20_Contents">
      <style:paragraph-properties fo:text-align="center" style:justify-single-word="false" style:writing-mode="rl-tb"/>
      <style:text-properties fo:font-weight="bold" officeooo:rsid="05f43161" officeooo:paragraph-rsid="05f43161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 style:writing-mode="rl-tb"/>
      <style:text-properties fo:font-size="14pt" officeooo:rsid="059dc5f2" officeooo:paragraph-rsid="05f43161" style:font-size-asian="14pt" style:font-size-complex="14pt"/>
    </style:style>
    <style:style style:name="P22" style:family="paragraph" style:parent-style-name="Table_20_Contents">
      <style:paragraph-properties fo:text-align="center" style:justify-single-word="false" style:writing-mode="rl-tb"/>
      <style:text-properties fo:font-size="14pt" officeooo:rsid="05f43161" officeooo:paragraph-rsid="05f43161" style:font-size-asian="14pt" style:font-size-complex="14pt"/>
    </style:style>
    <style:style style:name="P23" style:family="paragraph" style:parent-style-name="Table_20_Contents">
      <style:paragraph-properties fo:text-align="center" style:justify-single-word="false" style:writing-mode="rl-tb"/>
      <style:text-properties fo:font-size="14pt" fo:font-weight="bold" officeooo:rsid="059dc5f2" officeooo:paragraph-rsid="05f43161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 style:writing-mode="rl-tb"/>
      <style:text-properties officeooo:paragraph-rsid="05f43161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rsid="0596ca4a" officeooo:paragraph-rsid="05ddbf9e"/>
    </style:style>
    <style:style style:name="P26" style:family="paragraph" style:parent-style-name="Text_20_body">
      <style:paragraph-properties fo:text-align="start" style:justify-single-word="false" style:writing-mode="lr-tb"/>
      <style:text-properties fo:font-style="italic" officeooo:rsid="05be395e" officeooo:paragraph-rsid="05edf9e3" style:font-style-asian="italic" style:font-style-complex="italic"/>
    </style:style>
    <style:style style:name="P27" style:family="paragraph" style:parent-style-name="Text_20_body" style:list-style-name="L1">
      <style:text-properties fo:font-style="italic" officeooo:rsid="0605eb54" officeooo:paragraph-rsid="0605eb54" style:font-style-asian="italic" style:font-style-complex="italic"/>
    </style:style>
    <style:style style:name="P28" style:family="paragraph" style:parent-style-name="Text_20_body">
      <style:text-properties fo:font-style="italic" officeooo:rsid="0605eb54" officeooo:paragraph-rsid="0605eb54" style:font-style-asian="italic" style:font-style-complex="italic"/>
    </style:style>
    <style:style style:name="P29" style:family="paragraph" style:parent-style-name="Text_20_body" style:list-style-name="L2">
      <style:text-properties fo:font-style="italic" officeooo:rsid="060634e2" officeooo:paragraph-rsid="0607ee71" style:font-style-asian="italic" style:font-style-complex="italic"/>
    </style:style>
    <style:style style:name="P30" style:family="paragraph" style:parent-style-name="Text_20_body" style:list-style-name="L2">
      <style:text-properties fo:font-style="italic" officeooo:rsid="0609453e" officeooo:paragraph-rsid="0609453e" style:font-style-asian="italic" style:font-style-complex="italic"/>
    </style:style>
    <style:style style:name="P31" style:family="paragraph" style:parent-style-name="Text_20_body" style:list-style-name="L3">
      <style:text-properties fo:font-style="italic" officeooo:rsid="060d278a" officeooo:paragraph-rsid="060d278a" style:font-style-asian="italic" style:font-style-complex="italic"/>
    </style:style>
    <style:style style:name="P32" style:family="paragraph" style:parent-style-name="Text_20_body" style:list-style-name="L3">
      <style:text-properties fo:font-style="italic" officeooo:rsid="062d05a3" officeooo:paragraph-rsid="062d05a3" style:font-style-asian="italic" style:font-style-complex="italic"/>
    </style:style>
    <style:style style:name="P33" style:family="paragraph" style:parent-style-name="Text_20_body">
      <style:paragraph-properties fo:text-align="end" style:justify-single-word="false" style:writing-mode="rl-tb"/>
      <style:text-properties officeooo:rsid="05f50682" officeooo:paragraph-rsid="05f50682"/>
    </style:style>
    <style:style style:name="P34" style:family="paragraph" style:parent-style-name="Text_20_body" style:list-style-name="L4">
      <style:paragraph-properties fo:text-align="end" style:justify-single-word="false" style:writing-mode="rl-tb"/>
      <style:text-properties fo:font-style="italic" officeooo:paragraph-rsid="060e9f1a" style:font-style-asian="italic" style:font-style-complex="italic"/>
    </style:style>
    <style:style style:name="P35" style:family="paragraph" style:parent-style-name="Text_20_body">
      <style:paragraph-properties fo:text-align="end" style:justify-single-word="false" style:writing-mode="rl-tb"/>
      <style:text-properties fo:font-style="italic" officeooo:rsid="0610bd60" officeooo:paragraph-rsid="0610bd60" style:font-style-asian="italic" style:font-style-complex="italic"/>
    </style:style>
    <style:style style:name="P36" style:family="paragraph" style:parent-style-name="Text_20_body">
      <style:paragraph-properties fo:text-align="end" style:justify-single-word="false" style:writing-mode="rl-tb"/>
      <style:text-properties fo:font-style="italic" officeooo:rsid="0610bd60" officeooo:paragraph-rsid="0612c994" style:font-style-asian="italic" style:font-style-complex="italic"/>
    </style:style>
    <style:style style:name="P37" style:family="paragraph" style:parent-style-name="Text_20_body">
      <style:paragraph-properties fo:text-align="start" style:justify-single-word="false" style:writing-mode="lr-tb"/>
      <style:text-properties fo:font-style="italic" officeooo:rsid="060e9f1a" officeooo:paragraph-rsid="060e9f1a" style:font-style-asian="italic" style:font-style-complex="italic"/>
    </style:style>
    <style:style style:name="P38" style:family="paragraph" style:parent-style-name="Text_20_body">
      <style:paragraph-properties fo:text-align="start" style:justify-single-word="false" style:writing-mode="lr-tb"/>
      <style:text-properties fo:font-style="italic" officeooo:rsid="060e9f1a" officeooo:paragraph-rsid="060f6c61" style:font-style-asian="italic" style:font-style-complex="italic"/>
    </style:style>
    <style:style style:name="P39" style:family="paragraph" style:parent-style-name="Text_20_body">
      <style:paragraph-properties fo:text-align="start" style:justify-single-word="false" style:writing-mode="lr-tb"/>
      <style:text-properties fo:font-style="italic" officeooo:rsid="0596ca4a" officeooo:paragraph-rsid="0623e9cc" style:font-style-asian="italic" style:font-style-complex="italic"/>
    </style:style>
    <style:style style:name="P40" style:family="paragraph" style:parent-style-name="Text_20_body">
      <style:paragraph-properties fo:text-align="start" style:justify-single-word="false" style:writing-mode="lr-tb"/>
      <style:text-properties fo:font-style="italic" officeooo:rsid="0612c994" officeooo:paragraph-rsid="0612c994" style:font-style-asian="italic" style:font-style-complex="italic"/>
    </style:style>
    <style:style style:name="P41" style:family="paragraph" style:parent-style-name="Text_20_body">
      <style:paragraph-properties fo:text-align="start" style:justify-single-word="false" style:writing-mode="lr-tb"/>
      <style:text-properties fo:font-style="italic" officeooo:rsid="06140da2" officeooo:paragraph-rsid="06140da2" style:font-style-asian="italic" style:font-style-complex="italic"/>
    </style:style>
    <style:style style:name="P42" style:family="paragraph" style:parent-style-name="Text_20_body">
      <style:paragraph-properties fo:text-align="start" style:justify-single-word="false" style:writing-mode="lr-tb"/>
      <style:text-properties fo:font-style="italic" officeooo:rsid="06140da2" officeooo:paragraph-rsid="06274946" style:font-style-asian="italic" style:font-style-complex="italic"/>
    </style:style>
    <style:style style:name="P43" style:family="paragraph" style:parent-style-name="Text_20_body">
      <style:paragraph-properties fo:text-align="start" style:justify-single-word="false" style:writing-mode="lr-tb"/>
      <style:text-properties fo:font-style="italic" officeooo:rsid="0615fccb" officeooo:paragraph-rsid="0617d419" style:font-style-asian="italic" style:font-style-complex="italic"/>
    </style:style>
    <style:style style:name="P44" style:family="paragraph" style:parent-style-name="Text_20_body">
      <style:paragraph-properties fo:text-align="start" style:justify-single-word="false" style:writing-mode="lr-tb"/>
      <style:text-properties fo:font-style="italic" officeooo:rsid="0615fccb" officeooo:paragraph-rsid="061fc19f" style:font-style-asian="italic" style:font-style-complex="italic"/>
    </style:style>
    <style:style style:name="P45" style:family="paragraph" style:parent-style-name="Text_20_body">
      <style:paragraph-properties fo:text-align="start" style:justify-single-word="false" style:writing-mode="lr-tb"/>
      <style:text-properties fo:font-style="italic" officeooo:rsid="061cbedc" officeooo:paragraph-rsid="061cbedc" style:font-style-asian="italic" style:font-style-complex="italic"/>
    </style:style>
    <style:style style:name="P46" style:family="paragraph" style:parent-style-name="Text_20_body">
      <style:paragraph-properties fo:text-align="start" style:justify-single-word="false" style:writing-mode="lr-tb"/>
      <style:text-properties fo:font-style="italic" officeooo:rsid="0623e9cc" officeooo:paragraph-rsid="0623e9cc" style:font-style-asian="italic" style:font-style-complex="italic"/>
    </style:style>
    <style:style style:name="P47" style:family="paragraph" style:parent-style-name="Text_20_body">
      <style:paragraph-properties fo:text-align="start" style:justify-single-word="false" style:writing-mode="lr-tb"/>
      <style:text-properties fo:font-style="italic" officeooo:rsid="061b5961" officeooo:paragraph-rsid="061b5961" style:font-style-asian="italic" style:font-style-complex="italic"/>
    </style:style>
    <style:style style:name="P48" style:family="paragraph" style:parent-style-name="Text_20_body">
      <style:paragraph-properties fo:text-align="start" style:justify-single-word="false" style:writing-mode="lr-tb"/>
      <style:text-properties fo:font-style="italic" officeooo:rsid="062189fe" officeooo:paragraph-rsid="062189fe" style:font-style-asian="italic" style:font-style-complex="italic"/>
    </style:style>
    <style:style style:name="P49" style:family="paragraph" style:parent-style-name="Text_20_body">
      <style:paragraph-properties fo:text-align="start" style:justify-single-word="false" style:writing-mode="lr-tb"/>
      <style:text-properties fo:font-style="italic" officeooo:rsid="0617d419" officeooo:paragraph-rsid="062189fe" style:font-style-asian="italic" style:font-style-complex="italic"/>
    </style:style>
    <style:style style:name="P50" style:family="paragraph" style:parent-style-name="Text_20_body">
      <style:paragraph-properties fo:text-align="start" style:justify-single-word="false" style:writing-mode="lr-tb"/>
      <style:text-properties fo:font-style="italic" officeooo:rsid="0622dca3" officeooo:paragraph-rsid="0622dca3" style:font-style-asian="italic" style:font-style-complex="italic"/>
    </style:style>
    <style:style style:name="P51" style:family="paragraph" style:parent-style-name="Text_20_body">
      <style:paragraph-properties fo:text-align="start" style:justify-single-word="false" style:writing-mode="lr-tb"/>
      <style:text-properties fo:font-style="italic" officeooo:rsid="061f819c" officeooo:paragraph-rsid="062189fe" style:font-style-asian="italic" style:font-style-complex="italic"/>
    </style:style>
    <style:style style:name="P52" style:family="paragraph" style:parent-style-name="Text_20_body">
      <style:paragraph-properties fo:text-align="start" style:justify-single-word="false" style:writing-mode="lr-tb"/>
      <style:text-properties fo:font-style="italic" officeooo:rsid="06274946" officeooo:paragraph-rsid="06274946" style:font-style-asian="italic" style:font-style-complex="italic"/>
    </style:style>
    <style:style style:name="P53" style:family="paragraph" style:parent-style-name="Text_20_body">
      <style:paragraph-properties fo:text-align="start" style:justify-single-word="false" style:writing-mode="lr-tb"/>
      <style:text-properties fo:font-style="italic" officeooo:rsid="06274946" officeooo:paragraph-rsid="062878e4" style:font-style-asian="italic" style:font-style-complex="italic"/>
    </style:style>
    <style:style style:name="P54" style:family="paragraph" style:parent-style-name="Text_20_body">
      <style:paragraph-properties fo:text-align="start" style:justify-single-word="false" style:writing-mode="lr-tb"/>
      <style:text-properties fo:font-style="italic" officeooo:rsid="06274946" officeooo:paragraph-rsid="0628d97b" style:font-style-asian="italic" style:font-style-complex="italic"/>
    </style:style>
    <style:style style:name="P55" style:family="paragraph" style:parent-style-name="Text_20_body">
      <style:paragraph-properties fo:text-align="start" style:justify-single-word="false" style:writing-mode="lr-tb"/>
      <style:text-properties officeooo:rsid="0596ca4a" officeooo:paragraph-rsid="05ddbf9e"/>
    </style:style>
    <style:style style:name="P56" style:family="paragraph" style:parent-style-name="Text_20_body">
      <style:paragraph-properties fo:text-align="start" style:justify-single-word="false" style:writing-mode="lr-tb"/>
      <style:text-properties officeooo:rsid="0596ca4a" officeooo:paragraph-rsid="061fc19f"/>
    </style:style>
    <style:style style:name="P57" style:family="paragraph" style:parent-style-name="Text_20_body">
      <style:paragraph-properties fo:text-align="start" style:justify-single-word="false" style:writing-mode="lr-tb"/>
      <style:text-properties officeooo:rsid="061b5961" officeooo:paragraph-rsid="061fc19f"/>
    </style:style>
    <style:style style:name="P58" style:family="paragraph" style:parent-style-name="Text_20_body">
      <style:paragraph-properties fo:text-align="start" style:justify-single-word="false" style:writing-mode="lr-tb"/>
      <style:text-properties officeooo:rsid="061b5961" officeooo:paragraph-rsid="062114df"/>
    </style:style>
    <style:style style:name="P59" style:family="paragraph" style:parent-style-name="Text_20_body">
      <style:paragraph-properties fo:text-align="start" style:justify-single-word="false" style:writing-mode="lr-tb"/>
      <style:text-properties officeooo:rsid="061f819c" officeooo:paragraph-rsid="061fc19f"/>
    </style:style>
    <style:style style:name="P60" style:family="paragraph" style:parent-style-name="Text_20_body">
      <style:paragraph-properties fo:text-align="start" style:justify-single-word="false" style:writing-mode="lr-tb"/>
      <style:text-properties officeooo:rsid="061fc19f" officeooo:paragraph-rsid="061fc19f"/>
    </style:style>
    <style:style style:name="P61" style:family="paragraph" style:parent-style-name="Text_20_body">
      <style:paragraph-properties fo:text-align="start" style:justify-single-word="false" style:writing-mode="lr-tb"/>
      <style:text-properties officeooo:rsid="062114df" officeooo:paragraph-rsid="062114df"/>
    </style:style>
    <style:style style:name="P62" style:family="paragraph" style:parent-style-name="Heading_20_1">
      <style:paragraph-properties fo:line-height="100%"/>
      <style:text-properties officeooo:rsid="05226f8d" officeooo:paragraph-rsid="04af6545"/>
    </style:style>
    <style:style style:name="T1" style:family="text">
      <style:text-properties officeooo:rsid="05a9c9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5db0cb0" style:font-weight-asian="bold" style:font-weight-complex="bold"/>
    </style:style>
    <style:style style:name="T4" style:family="text">
      <style:text-properties fo:font-weight="bold" officeooo:rsid="060e9f1a" style:font-weight-asian="bold" style:font-weight-complex="bold"/>
    </style:style>
    <style:style style:name="T5" style:family="text">
      <style:text-properties officeooo:rsid="05be395e"/>
    </style:style>
    <style:style style:name="T6" style:family="text">
      <style:text-properties officeooo:rsid="0596ca4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607ee71" style:font-weight-asian="normal" style:font-weight-complex="normal"/>
    </style:style>
    <style:style style:name="T9" style:family="text">
      <style:text-properties officeooo:rsid="05d45dba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T11" style:family="text">
      <style:text-properties officeooo:rsid="05db0cb0"/>
    </style:style>
    <style:style style:name="T12" style:family="text">
      <style:text-properties officeooo:rsid="05dcca60"/>
    </style:style>
    <style:style style:name="T13" style:family="text">
      <style:text-properties officeooo:rsid="05ddbf9e"/>
    </style:style>
    <style:style style:name="T14" style:family="text">
      <style:text-properties officeooo:rsid="05df579c"/>
    </style:style>
    <style:style style:name="T15" style:family="text">
      <style:text-properties officeooo:rsid="05e339e8"/>
    </style:style>
    <style:style style:name="T16" style:family="text">
      <style:text-properties officeooo:rsid="05e459a1"/>
    </style:style>
    <style:style style:name="T17" style:family="text">
      <style:text-properties officeooo:rsid="05e60424"/>
    </style:style>
    <style:style style:name="T18" style:family="text">
      <style:text-properties officeooo:rsid="05e81ee2"/>
    </style:style>
    <style:style style:name="T19" style:family="text">
      <style:text-properties officeooo:rsid="05ed6dcb"/>
    </style:style>
    <style:style style:name="T20" style:family="text">
      <style:text-properties officeooo:rsid="05eda19f"/>
    </style:style>
    <style:style style:name="T21" style:family="text">
      <style:text-properties officeooo:rsid="05edf9e3"/>
    </style:style>
    <style:style style:name="T22" style:family="text">
      <style:text-properties officeooo:rsid="05eed58a"/>
    </style:style>
    <style:style style:name="T23" style:family="text">
      <style:text-properties officeooo:rsid="05f267b1"/>
    </style:style>
    <style:style style:name="T24" style:family="text">
      <style:text-properties officeooo:rsid="05f43161"/>
    </style:style>
    <style:style style:name="T25" style:family="text">
      <style:text-properties officeooo:rsid="059e518c"/>
    </style:style>
    <style:style style:name="T26" style:family="text">
      <style:text-properties officeooo:rsid="05f8bd4a"/>
    </style:style>
    <style:style style:name="T27" style:family="text">
      <style:text-properties officeooo:rsid="05fbaa7e"/>
    </style:style>
    <style:style style:name="T28" style:family="text">
      <style:text-properties officeooo:rsid="05fcf6d7"/>
    </style:style>
    <style:style style:name="T29" style:family="text">
      <style:text-properties officeooo:rsid="0601c846"/>
    </style:style>
    <style:style style:name="T30" style:family="text">
      <style:text-properties officeooo:rsid="06058f6b"/>
    </style:style>
    <style:style style:name="T31" style:family="text">
      <style:text-properties officeooo:rsid="0607ee71"/>
    </style:style>
    <style:style style:name="T32" style:family="text">
      <style:text-properties officeooo:rsid="060af04c"/>
    </style:style>
    <style:style style:name="T33" style:family="text">
      <style:text-properties officeooo:rsid="060b9cc2"/>
    </style:style>
    <style:style style:name="T34" style:family="text">
      <style:text-properties officeooo:rsid="060e9f1a"/>
    </style:style>
    <style:style style:name="T35" style:family="text">
      <style:text-properties officeooo:rsid="060f6c61"/>
    </style:style>
    <style:style style:name="T36" style:family="text">
      <style:text-properties officeooo:rsid="0612c994"/>
    </style:style>
    <style:style style:name="T37" style:family="text">
      <style:text-properties officeooo:rsid="06140da2"/>
    </style:style>
    <style:style style:name="T38" style:family="text">
      <style:text-properties officeooo:rsid="0615fccb"/>
    </style:style>
    <style:style style:name="T39" style:family="text">
      <style:text-properties officeooo:rsid="061f819c"/>
    </style:style>
    <style:style style:name="T40" style:family="text">
      <style:text-properties officeooo:rsid="0620c0a6"/>
    </style:style>
    <style:style style:name="T41" style:family="text">
      <style:text-properties officeooo:rsid="062189fe"/>
    </style:style>
    <style:style style:name="T42" style:family="text">
      <style:text-properties officeooo:rsid="06218e46"/>
    </style:style>
    <style:style style:name="T43" style:family="text">
      <style:text-properties officeooo:rsid="0623e9cc"/>
    </style:style>
    <style:style style:name="T44" style:family="text">
      <style:text-properties officeooo:rsid="0625d10e"/>
    </style:style>
    <style:style style:name="T45" style:family="text">
      <style:text-properties officeooo:rsid="06274946"/>
    </style:style>
    <style:style style:name="T46" style:family="text">
      <style:text-properties officeooo:rsid="062878e4"/>
    </style:style>
    <style:style style:name="T47" style:family="text">
      <style:text-properties officeooo:rsid="062eb344"/>
    </style:style>
    <style:style style:name="T48" style:family="text">
      <style:text-properties officeooo:rsid="06325c23"/>
    </style:style>
    <style:style style:name="T49" style:family="text">
      <style:text-properties officeooo:rsid="0634d01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2" text:outline-level="1">מטלה <text:span text:style-name="T23">9</text:span> - <text:span text:style-name="T29">פתרון</text:span></text:h>
      <text:p text:style-name="P12">יש לענות על שאלה אחת לבחירתכם. הגשה בזוגות, עד תחילת ההרצאה הבאה.</text:p>
      <text:p text:style-name="P4">שאלה <text:span text:style-name="T1">1: שידוך מקסימלי וכיסוי מינימלי</text:span></text:p>
      <text:p text:style-name="P8">בהרצאה הזכרנו את המשפט האומר שבגרף דו-צדדי, גודל השידוך המקסימלי שווה לגודל הכיסוי המינימלי. <text:s/>המשפט הזה נקרא <text:span text:style-name="T2">משפט קניג.</text:span><text:span text:style-name="T7"> <text:s/>ההוכחה שלו נותנת גם אלגוריתם שבעזרתו ניתן לבנות, מכל שידוך מקסימלי, את הכיסוי המינימלי. קיראו את ההוכחה כאן:</text:span></text:p>
      <text:p text:style-name="P8"><text:span text:style-name="T7"><text:s/></text:span><text:a xlink:type="simple" xlink:href="https://en.wikipedia.org/wiki/Kőnig%27s_theorem_(graph_theory)#Proof" text:style-name="Internet_20_link" text:visited-style-name="Visited_20_Internet_20_Link"><text:span text:style-name="T10">https://en.wikipedia.org/wiki/K%C5%91nig%27s_theorem_(graph_theory)#Proof</text:span></text:a></text:p>
      <text:p text:style-name="P8">תארו במילים שלכם את האלגוריתם ותנו דוגמת הרצה.</text:p>
      <text:list xml:id="list7966480639463186868" text:style-name="L3">
        <text:list-item>
          <text:p text:style-name="P31"><text:span text:style-name="T2">פתרון</text:span>: <text:span text:style-name="T48">היו כמה פתרונות נכונים. ראו למשל בפתרון של יינון וסמואל.</text:span></text:p>
        </text:list-item>
        <text:list-item>
          <text:p text:style-name="P32">שימו לב - <text:span text:style-name="T49">יש לוודא שבדוגמת ההרצה שלכם, </text:span>מספר הצמתים בכיסוי המינימלי זהה למספר הקשתות בשידוך המקסימלי (זה משפט קניג).</text:p>
        </text:list-item>
      </text:list>
      <text:p text:style-name="P5">שאלה <text:span text:style-name="T9">2: חלוקת שכר-דירה אגליטרית</text:span></text:p>
      <text:p text:style-name="P9">בכל השמה של דיירים לחדרים, ישנן דרכים רבות לקבוע את מחירי החדרים. בכל וקטור מחירים, התועלת של כל דייר היא ערך החדר שקיבל עבורו פחות מחיר החדר. <text:s/>בכל וקטור מחירים, יש דייר אחד (או יותר) שהתועלת שלו הכי קטנה. <text:s/>החלוקה ה<text:span text:style-name="T2">אגליטרית </text:span>(egalitarian) היא החלוקה שבה התועלת הקטנה ביותר היא גדולה יותר <text:span text:style-name="T11">מכל שאר החלוקות</text:span>.<text:span text:style-name="T11"> החלוקה </text:span><text:span text:style-name="T3">האגליטרית ללא קנאה</text:span><text:span text:style-name="T11"> היא החלוקה שבה התועלת הקטנה ביותר היא גדולה יותר מכל שאר החלוקות ללא קנאה.</text:span></text:p>
      <text:p text:style-name="P10">א. <text:span text:style-name="T11">תנו דוגמה </text:span>עם שלושה חדרים ושלושה דיירים, <text:span text:style-name="T30">שבה</text:span> בחלוקה האגליטרית יש קנאה.<text:span text:style-name="T11"> </text:span></text:p>
      <text:p text:style-name="P13">ב. מיצאו את החלוקה האגליטרית-ללא-קנאה בדוגמה זו.</text:p>
      <text:p text:style-name="P10"><text:span text:style-name="T12">ג</text:span>. האם<text:span text:style-name="T11"> מצב </text:span>כזה <text:span text:style-name="T27">(שבו בחלוקה האגליטרית יש קנאה) </text:span>אפשרי גם עם שני חדרים ושני דיירים?</text:p>
      <text:list xml:id="list1265108084168676769" text:style-name="L1">
        <text:list-item>
          <text:p text:style-name="P27"><text:span text:style-name="T2">פתרון</text:span>: הפתרון של אריה וניסן.</text:p>
        </text:list-item>
      </text:list>
      <text:p text:style-name="P28"/>
      <text:p text:style-name="P6">שאלה <text:span text:style-name="T24">3: חישוב חלוקה הוגנת עם תשלום מקסימלי</text:span></text:p>
      <text:p text:style-name="P14">נתונה טבלה המתארת ערכים של שלושה דיירים לשלושה חדרים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חדר ג</text:p>
          </table:table-cell>
          <table:table-cell table:style-name="Table1.A1" office:value-type="string">
            <text:p text:style-name="P20">חדר ב</text:p>
          </table:table-cell>
          <table:table-cell table:style-name="Table1.A1" office:value-type="string">
            <text:p text:style-name="P20">חדר א</text:p>
          </table:table-cell>
          <table:table-cell table:style-name="Table1.D1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2">11</text:p>
          </table:table-cell>
          <table:table-cell table:style-name="Table1.A2" office:value-type="string">
            <text:p text:style-name="P21"><text:span text:style-name="T24">2</text:span>2</text:p>
          </table:table-cell>
          <table:table-cell table:style-name="Table1.A2" office:value-type="string">
            <text:p text:style-name="P23"><text:span text:style-name="T24">3</text:span>3</text:p>
          </table:table-cell>
          <table:table-cell table:style-name="Table1.D2" office:value-type="string">
            <text:p text:style-name="P20">דייר א</text:p>
          </table:table-cell>
        </table:table-row>
        <table:table-row>
          <table:table-cell table:style-name="Table1.A2" office:value-type="string">
            <text:p text:style-name="P21"><text:span text:style-name="T24">4</text:span>4</text:p>
          </table:table-cell>
          <table:table-cell table:style-name="Table1.A2" office:value-type="string">
            <text:p text:style-name="P23"><text:span text:style-name="T24">5</text:span>5</text:p>
          </table:table-cell>
          <table:table-cell table:style-name="Table1.A2" office:value-type="string">
            <text:p text:style-name="P21"><text:span text:style-name="T24">6</text:span>6</text:p>
          </table:table-cell>
          <table:table-cell table:style-name="Table1.D2" office:value-type="string">
            <text:p text:style-name="P20">דייר ב</text:p>
          </table:table-cell>
        </table:table-row>
        <table:table-row>
          <table:table-cell table:style-name="Table1.A2" office:value-type="string">
            <text:p text:style-name="P23"><text:span text:style-name="T24">7</text:span>7</text:p>
          </table:table-cell>
          <table:table-cell table:style-name="Table1.A2" office:value-type="string">
            <text:p text:style-name="P21"><text:span text:style-name="T24">8</text:span>8</text:p>
          </table:table-cell>
          <table:table-cell table:style-name="Table1.A2" office:value-type="string">
            <text:p text:style-name="P21"><text:span text:style-name="T24">9</text:span>9</text:p>
          </table:table-cell>
          <table:table-cell table:style-name="Table1.D2" office:value-type="string">
            <text:p text:style-name="P20">דייר ג</text:p>
          </table:table-cell>
        </table:table-row>
      </table:table>
      <text:p text:style-name="P19">ההשמה שנבחרה מסומנת בהדגשה. <text:s text:c="3"/><text:span text:style-name="T25">כיתבו פקודה בשפת Mathematica (או בשפה אחרת לבחירתכם) </text:span>המחשבת מחיר לכל חדר, כך ש:</text:p>
      <text:p text:style-name="P19"><text:soft-page-break/>א. ההשמה הנבחרת, עם וקטור המחירים שחושב, היא ללא קנאה.</text:p>
      <text:p text:style-name="P19">ב. סכום הכסף שנאסף מהדיירים הוא מקסימלי מבין כל החלוקות ללא קנאה. </text:p>
      <text:p text:style-name="P19"/>
      <text:list xml:id="list6755672952500601881" text:style-name="L4">
        <text:list-item>
          <text:p text:style-name="P34"><text:span text:style-name="T4">פתרון</text:span><text:span text:style-name="T34">: </text:span></text:p>
        </text:list-item>
      </text:list>
      <text:p text:style-name="P37">FindMaximum[{p1 + p2 + p3, <text:s text:c="2"/><text:span text:style-name="T35">(* </text:span>מיקסום סכום המחירים<text:span text:style-name="T35"> *)</text:span></text:p>
      <text:p text:style-name="P38"><text:s text:c="2"/>33 - p1 &gt;= 22 - p2, 33 - p1 &gt;= 11 - p3, <text:span text:style-name="T35"><text:s text:c="2"/>(* א לא מקנא *)</text:span></text:p>
      <text:p text:style-name="P38"><text:s text:c="2"/>55 - p2 &gt;= 66 - p1, 55 - p2 &gt;= 44 - p3, <text:span text:style-name="T35"><text:s text:c="2"/>(* ב לא מקנא *)</text:span></text:p>
      <text:p text:style-name="P38"><text:s text:c="2"/>77 - p3 &gt;= 88 - p2, 77 - p3 &gt;= 99 - p1,<text:span text:style-name="T35"> <text:s text:c="2"/>(* ג לא מקנא *) </text:span></text:p>
      <text:p text:style-name="P38"><text:s text:c="2"/>33 - p1 &gt;= 0, 55 - p2 &gt;= 0, 77 - p3 &gt;= 0}, <text:span text:style-name="T35">(* השתתפות מרצון *)</text:span></text:p>
      <text:p text:style-name="P38"><text:span text:style-name="T35"><text:s/></text:span>{{p1, 0}, {p2, 0}, {p3, 0}}]</text:p>
      <text:p text:style-name="P7">שאלה <text:span text:style-name="T26">4: בעיית מכפלת הצריחים</text:span></text:p>
      <text:p text:style-name="P15">נתון לוח שחמט (8 על 8) שבו בכל משבצת כתוב מספר חיובי כלשהו.</text:p>
      <text:p text:style-name="P15">תארו אלגוריתם<text:span text:style-name="T28"> יעיל (פולינומיאלי)</text:span> להצבת שמונה צריחים על הלוח, כך שאף צריח לא מאיים על אף צריח אחר, ומכפלת המספרים הרשומים תחת הצריחים היא הגדולה ביותר.</text:p>
      <text:list xml:id="list6293462172678983390" text:style-name="L2">
        <text:list-item>
          <text:p text:style-name="P29"><text:span text:style-name="T2">פתרון</text:span>: <text:span text:style-name="T32">כל סידור של צריחים שאינם מאיימים זה על זה הוא למעשה שידוך בין טורים לשורות. <text:line-break/></text:span>ניצור גרף דו-צדדי שבו בצד אחד הטורים, בצד שני השורות, ומשקל הקשת בין טור לשורה הוא <text:span text:style-name="T2">מינוס הלוגריתם</text:span> של המספר שכתוב בחיתוך הטור והשורה. <text:s/>נפעיל את האלגוריתם ההונגרי. מצאנו שידוך שבו <text:span text:style-name="T7">מינוס סכום הלוגריתמים</text:span> הוא מינימלי <text:span text:style-name="T31">--&gt; </text:span><text:span text:style-name="T7">סכום הלוגריתמים</text:span><text:span text:style-name="T2"> </text:span>הוא מקסימלי<text:span text:style-name="T7"> </text:span><text:span text:style-name="T8">--&gt;</text:span> <text:span text:style-name="T7">לוגריתם המכפלה</text:span><text:span text:style-name="T2"> </text:span>הוא מקסימלי <text:span text:style-name="T31">--&gt;</text:span> המכפלה מקסימלית.</text:p>
        </text:list-item>
        <text:list-item>
          <text:p text:style-name="P30"><text:span text:style-name="T2">שימו לב</text:span>: כל הפותרים פספסו את הלוגריתם כי הניחו ש<text:span text:style-name="T33">מכפלה מקסימלית שקולה לסכום מקסימלי. ההנחה הזאת אינה נכונה - בדקו ותראו...</text:span></text:p>
        </text:list-item>
      </text:list>
      <text:p text:style-name="P3">שאלה <text:span text:style-name="T24">5: תיכנות אלגוריתם</text:span></text:p>
      <text:p text:style-name="P11">רוצים לחלק <text:span text:style-name="T17">n </text:span>חדרים <text:span text:style-name="T17">ל-n </text:span>דיירים<text:span text:style-name="T22">. </text:span><text:s/>כל דייר<text:span text:style-name="T6"> מיוצג ע"י המחלקה הבאה:</text:span></text:p>
      <text:p text:style-name="P25">class Agent {</text:p>
      <text:p text:style-name="P25"><text:span text:style-name="T14"><text:tab/>int bestRoom</text:span>(<text:span text:style-name="T18">int[] prices</text:span>); <text:s/></text:p>
      <text:p text:style-name="P25"><text:s text:c="5"/>// INPUT: <text:s text:c="2"/><text:span text:style-name="T13">the prices of the n rooms, in shekels.</text:span></text:p>
      <text:p text:style-name="P25"><text:s text:c="5"/>// OUTPUT: <text:s/><text:span text:style-name="T13">the index of a room that the agent most prefers in these prices. Index is between 0 and n-1.</text:span></text:p>
      <text:p text:style-name="P25">}<text:span text:style-name="T15">;</text:span></text:p>
      <text:p text:style-name="P17"><text:soft-page-break/>כיתבו בשפה לבחירתכם<text:span text:style-name="T16">, או בפסאודו-קוד, אלגוריתם המקבל כקלט n שחקנים ואת מחיר הדירה הכולל בשקלים, ומוצא השמת-חדרים ללא קנאה עד כדי שקל אחד. <text:s/>אם זה מקל עליכם - אפשר להניח ש n=3. </text:span></text:p>
      <text:p text:style-name="P18">כותרת הפונקציה:</text:p>
      <text:p text:style-name="P25">void <text:span text:style-name="T5">findEnvyFreeAssignment</text:span>(Agent[] agents<text:span text:style-name="T19">, int totalRent</text:span>)</text:p>
      <text:p text:style-name="P16">פלט לדוגמה:</text:p>
      <text:p text:style-name="P26"><text:span text:style-name="T20">A</text:span>gent 0 receives room 2<text:span text:style-name="T21"> for 163 shekels.</text:span></text:p>
      <text:p text:style-name="P26"><text:span text:style-name="T21">A</text:span>gent 1 receives room 1<text:span text:style-name="T21"> for 274 shekels.</text:span></text:p>
      <text:p text:style-name="P26"><text:span text:style-name="T21">A</text:span>gent 2 receives room 0<text:span text:style-name="T21"> for 343 shekels.</text:span></text:p>
      <text:p text:style-name="P35"><text:span text:style-name="T2"/></text:p>
      <text:p text:style-name="P36"><text:span text:style-name="T2">פתרון</text:span>:<text:span text:style-name="T36"> נשים לב שאין לנו נתונים על ערך של כל חדר עבור כל דייר ("העדפות קרדינליות") - אלא רק איזה חדר כל דייר מעדיף בכל וקטור מחירים ("העדפות אורדינליות"). האלגוריתם היחיד שאנחנו מכירים למציאת חלוקה ללא קנאה במצב זה הוא אלגוריתם הסימפלקסונים של סו. <text:s text:c="2"/>לא נתון בשאלה שמתקיימת "הנחת הדיירים העניים", ולכן חלוקה ללא קנאה לא בהכרח קיימת. אבל אפשר לנסות למצוא אחת כזאת.</text:span></text:p>
      <text:p text:style-name="P36"><text:span text:style-name="T36">כיוון שאין דרישה לגבי יעילות, נחפש חלוקה ללא קנאה ע"י בדיקת כל האפשרויות. מצורף פסאודו-קוד לפתרון הבעיה. הקוד מניח שיש לנו פונקציה permutations(n) המאפשרת לעבור את כל הפרמוטציות של המספרים בין 0 ל-n-1.</text:span></text:p>
      <text:p text:style-name="P61">// returns true if the assignment of agents[i] to room i in prices[i] is envy-free.</text:p>
      <text:p text:style-name="P56"><text:span text:style-name="T40">bool isEnvyFree</text:span>(Agent[] agents<text:span text:style-name="T19">, int[] prices</text:span>)<text:span text:style-name="T38"> {</text:span></text:p>
      <text:p text:style-name="P58"><text:s text:c="5"/>int n = agents.length;</text:p>
      <text:p text:style-name="P58"><text:s text:c="5"/><text:span text:style-name="T39">for (int i=0; i&lt;n; ++i) {</text:span></text:p>
      <text:p text:style-name="P60"><text:s text:c="9"/><text:span text:style-name="T41">if (agents[i].bestRoom(prices)!=i)</text:span></text:p>
      <text:p text:style-name="P59"><text:s text:c="5"/>}</text:p>
      <text:p text:style-name="P57"><text:s text:c="5"/>}</text:p>
      <text:p text:style-name="P44">}</text:p>
      <text:p text:style-name="P44"/>
      <text:p text:style-name="P46"><text:s/>// Try to find an envy-free assignment in the given prices.</text:p>
      <text:p text:style-name="P39"><text:s/><text:span text:style-name="T41">map&lt;int,Agent&gt; findEnvyFreeAssignment</text:span></text:p>
      <text:p text:style-name="P39"><text:span text:style-name="T43"><text:s text:c="16"/></text:span>(Agent[] agents<text:span text:style-name="T19">, int[] prices</text:span>)<text:span text:style-name="T38"> {</text:span></text:p>
      <text:p text:style-name="P47"><text:s text:c="5"/>int n = agents.length;</text:p>
      <text:p text:style-name="P48"><text:soft-page-break/><text:s text:c="5"/>map&lt;int,<text:span text:style-name="T42">Agent</text:span>&gt; <text:span text:style-name="T42">mapRoomToAgentWhoWantsIt</text:span>;</text:p>
      <text:p text:style-name="P49"><text:s text:c="5"/><text:span text:style-name="T39">for (int i=0; i&lt;n; ++i) {</text:span></text:p>
      <text:p text:style-name="P50"><text:s text:c="9"/>int bestRoomOfI = <text:span text:style-name="T41">agents[i].bestRoom(prices)</text:span>;</text:p>
      <text:p text:style-name="P50"><text:s text:c="6"/><text:span text:style-name="T44"><text:s/></text:span><text:s text:c="3"/>int currentAgentWhoWantsThisRoom =</text:p>
      <text:p text:style-name="P50"><text:s text:c="13"/><text:span text:style-name="T42">mapRoomToAgentWhoWantsIt</text:span>[bestRoomOfI];</text:p>
      <text:p text:style-name="P50"><text:s text:c="10"/>if (currentAgentWhoWantsThisRoom == null) {</text:p>
      <text:p text:style-name="P50"><text:s text:c="13"/><text:span text:style-name="T42">mapRoomToAgentWhoWantsIt</text:span>[bestRoomOfI] = agents[i];</text:p>
      <text:p text:style-name="P50"><text:s text:c="10"/>} else {</text:p>
      <text:p text:style-name="P50"><text:s text:c="13"/><text:span text:style-name="T44">return null; <text:s text:c="2"/><text:line-break/> <text:s text:c="14"/>// two agents want the same room - no EF assignment</text:span></text:p>
      <text:p text:style-name="P50"><text:s text:c="10"/>}</text:p>
      <text:p text:style-name="P51"><text:s text:c="5"/>}</text:p>
      <text:p text:style-name="P43">}</text:p>
      <text:p text:style-name="P43"/>
      <text:p text:style-name="P43"><text:span text:style-name="T6">void findEnvyFreeAssignment(Agent[] agents, int totalRent) {</text:span></text:p>
      <text:p text:style-name="P45"><text:s text:c="5"/>// Loop over all price-vectors in whole shekels:</text:p>
      <text:p text:style-name="P40"><text:s text:c="3"/><text:span text:style-name="T37"><text:s text:c="2"/>for (int p1=0; p1&lt;=totalRent; ++p1) {</text:span></text:p>
      <text:p text:style-name="P41"><text:s text:c="8"/>for (int p2=0; p2&lt;=totalRent-p1; ++p2) {</text:p>
      <text:p text:style-name="P41"><text:s text:c="11"/>int p3 = totalRent-p1-p2;</text:p>
      <text:p text:style-name="P41"><text:s text:c="11"/>int[] prices = {p1, p2, p3};</text:p>
      <text:p text:style-name="P42"><text:s text:c="11"/><text:span text:style-name="T6"><text:s/>map&lt;int,Agent&gt; envyFreeAssignment =</text:span></text:p>
      <text:p text:style-name="P42"><text:span text:style-name="T45"><text:s text:c="16"/>findEnvyFreeAssignment(agents, prices);</text:span></text:p>
      <text:p text:style-name="P52"><text:s text:c="12"/>if (<text:span text:style-name="T6">envyFreeAssignment</text:span>) {</text:p>
      <text:p text:style-name="P54"><text:s text:c="16"/>cout &lt;&lt; <text:s/><text:span text:style-name="T6">envyFreeAssignment &lt;&lt; endl;</text:span></text:p>
      <text:p text:style-name="P52"><text:s text:c="16"/>return;</text:p>
      <text:p text:style-name="P52"><text:s text:c="12"/>}</text:p>
      <text:p text:style-name="P41"><text:s text:c="8"/>}</text:p>
      <text:p text:style-name="P41"><text:s text:c="5"/>}</text:p>
      <text:p text:style-name="P53"><text:span text:style-name="T46"><text:s text:c="5"/></text:span>cout &lt;&lt; <text:s/><text:span text:style-name="T46">"There is no envy-free assignment" &lt;&lt; endl;</text:span></text:p>
      <text:p text:style-name="P40"><text:soft-pag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5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6-03T18:43:49.949418114</dc:date>
    <meta:editing-duration>P11DT5H36M8S</meta:editing-duration>
    <meta:editing-cycles>1408</meta:editing-cycles>
    <meta:document-statistic meta:table-count="1" meta:image-count="0" meta:object-count="0" meta:page-count="5" meta:paragraph-count="104" meta:word-count="914" meta:character-count="5477" meta:non-whitespace-character-count="4307"/>
  </office:meta>
</office:document-meta>
</file>